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sar</text:p>
      <text:p text:style-name="P1"/>
      <text:p text:style-name="Standard">Das Glossar beinhaltet die wichtigsten Begriffe, die in diesem Pflichtenheft Verwendung finden.</text:p>
      <text:p text:style-name="Standard"/>
      <text:p text:style-name="Standard">Muss-Kriterien:</text:p>
      <text:p text:style-name="Standard">Diese Kriterien werden in der finalen Software in jedem Fall verfügbar sein.</text:p>
      <text:p text:style-name="Standard"/>
      <text:p text:style-name="Standard">Wunsch-Kriterien:</text:p>
      <text:p text:style-name="Standard">Unser Entwicklerteam versucht diese Kriterien umzusetzen.</text:p>
      <text:p text:style-name="Standard"/>
      <text:p text:style-name="Standard">Abgrenzungskriterien:<text:line-break/>Diese Kriterien werden nicht in der finalen Software verfügbar sein.</text:p>
      <text:p text:style-name="Standard"/>
      <text:p text:style-name="Standard">Spieler: </text:p>
      <text:p text:style-name="Standard">Die Person, Mensch der das Spiel Bomberman spielt.</text:p>
      <text:p text:style-name="Standard"/>
      <text:p text:style-name="Standard">Client:</text:p>
      <text:p text:style-name="Standard">Der Spieler benutzt einen Client auf seinen lokalen Rechner um zu spielen.</text:p>
      <text:p text:style-name="Standard"/>
      <text:p text:style-name="Standard">Spielserver:</text:p>
      <text:p text:style-name="Standard">Server der Spiel relevante Daten berechnet und bereitstellt.</text:p>
      <text:p text:style-name="Standard"/>
      <text:p text:style-name="Standard">Verwaltungsserver:<text:line-break/>Server der Spielserver auflistet und einem Spieler ermöglicht einen Spielserver auszuwählen</text:p>
      <text:p text:style-name="Standard"/>
      <text:p text:style-name="Standard">Spiel:</text:p>
      <text:p text:style-name="Standard">Synonym: Game</text:p>
      <text:p text:style-name="Standard">Eine Instanz von „Bomberman“ welche mit der Kommunikation von Server und Client spielbar ist.</text:p>
      <text:p text:style-name="Standard"/>
      <text:p text:style-name="Standard">Administrator (des Spiels):<text:line-break/>Spieler welcher zuerst den Spielserver betreten hat und damit das recht hat, ein Spiel zu starten.</text:p>
      <text:p text:style-name="Standard"/>
      <text:p text:style-name="Standard">Grafischen (Benutzer) Oberfläche (GUI):<text:line-break/>Die grafische Benutzeroberfläche visualisiert das Programm anschaulich und übersichtlich um dem Benutzer die Bedienung zu vereinfachen.</text:p>
      <text:p text:style-name="Standard"/>
      <text:p text:style-name="Standard">Spielmenü:<text:line-break/>Das Spielmenü zeigt die verschiedenen Optionen an welche der Benutzer nach dem Starten des Spiels auswählen kann.</text:p>
      <text:p text:style-name="Standard"/>
      <text:p text:style-name="Standard">Internetprotokoll (IP):<text:line-break/>Mit Hilfe des Internetprotokolls werden die Verbindungen zwischen Client und Server realisiert.</text:p>
      <text:p text:style-name="Standard"/>
      <text:p text:style-name="Standard">Multiplayer:</text:p>
      <text:p text:style-name="Standard">Synonym: Mehrspieler</text:p>
      <text:p text:style-name="Standard">Die möglichkeit das Spiel „Bomberman“ über ein Netzwerk von Computern zu spielen.</text:p>
      <text:p text:style-name="Standard"/>
      <text:p text:style-name="Standard">Frames per second (FPS):<text:line-break/>Anzahl gerenderte Bilder die Pro Sekunde auf einem Bildschirm angezeigt werden.</text:p>
      <text:p text:style-name="Standard"/>
      <text:p text:style-name="Standard">Java:<text:line-break/>Java ist die Programmiersprache in der unsere Software geschrieben wird.</text:p>
      <text:p text:style-name="Standard"><text:soft-page-break/></text:p>
      <text:p text:style-name="Standard">Spielobjekte: (GAME OBJECTS)</text:p>
      <text:p text:style-name="Standard"/>
      <text:p text:style-name="Standard"><text:tab/>Bomberman:<text:line-break/><text:tab/>Die vom Benutzer gesteuerte Spielfigur. Er kann Bomben legen, sich auf dem Spielfeld <text:tab/>bewegen und Power-Ups aufnehmen. </text:p>
      <text:p text:style-name="Standard"><text:tab/>Synonym: Spieler, Spielfigur</text:p>
      <text:p text:style-name="Standard"/>
      <text:p text:style-name="Standard"/>
      <text:p text:style-name="Standard"><text:tab/>Zerstörbare/Feste Mauer: (WALL)<text:line-break/><text:tab/>Ein Hindernis welches entweder mit einer Bombe zerstört werden kann, oder unzerstörbar <text:tab/>ist.</text:p>
      <text:p text:style-name="Standard"/>
      <text:p text:style-name="Standard"><text:tab/>Bombe: (BOMB)</text:p>
      <text:p text:style-name="Standard"><text:tab/>Eine vom Spieler gelegte Bombe explodiert nach N Sekunden, und zerstört jede Zerstörbare <text:tab/>Mauer und jeden Spieler in ihrem Explosionsradius.</text:p>
      <text:p text:style-name="Standard"/>
      <text:p text:style-name="Standard"><text:tab/>Boni:<text:line-break/><text:tab/>Spezielle aufsammelbare Objekte im Spiel, welche den Spieler einen Vorteil verschaffen, <text:tab/>zB. Explosionsradius erhöhen oder Explosionszeit verringern.</text:p>
      <text:p text:style-name="Standard"/>
      <text:p text:style-name="Standard"><text:tab/>Feld: (EMPTY FIELD)<text:line-break/><text:tab/>Auf einem Feld kann entweder eine Zerstörbare/Feste Mauer, Bombe, Powerup oder ein <text:tab/>Spieler stehen.</text:p>
      <text:p text:style-name="Standard"/>
      <text:p text:style-name="Standard">Spielfeld: (GAMEFIELD) </text:p>
      <text:p text:style-name="Standard">Synonyme: Spielkarte</text:p>
      <text:p text:style-name="Standard">Besteht aus N*M Feldern. Auf einem Spielfeld wird das Spiel ausgetragen. Beinhaltet alle Spielobjekte.</text:p>
      <text:p text:style-name="Standard"/>
      <text:p text:style-name="Standard">Scoreboard:</text:p>
      <text:p text:style-name="Standard">Synonym: Ranking<text:line-break/>Spieler bekommen Punkte für das interagieren mit Spielobjekten, diese Punkte werden aufaddiert und immer wieder aktualisiert. Am Ende eines Spiels kann man alle Punkte einsehen in einer geordneten Liste (Scoreboard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Hofmann</meta:initial-creator>
    <meta:creation-date>2016-12-04T17:42:11.81</meta:creation-date>
    <dc:date>2016-12-10T18:31:24.93</dc:date>
    <dc:creator>Danny Hofmann</dc:creator>
    <meta:editing-duration>PT5H21M28S</meta:editing-duration>
    <meta:editing-cycles>16</meta:editing-cycles>
    <meta:generator>OpenOffice.org/3.4.1$Win32 OpenOffice.org_project/341m1$Build-9593</meta:generator>
    <meta:document-statistic meta:table-count="0" meta:image-count="0" meta:object-count="0" meta:page-count="2" meta:paragraph-count="39" meta:word-count="364" meta:character-count="2766"/>
  </office:meta>
</office:document-meta>
</file>